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VeraSans-Roman" svg:font-family="BitstreamVeraSans-Roman" style:font-adornments="Oblique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7.832cm" table:align="left" style:writing-mode="lr-tb"/>
    </style:style>
    <style:style style:name="Tableau1.A" style:family="table-column">
      <style:table-column-properties style:column-width="2.619cm"/>
    </style:style>
    <style:style style:name="Tableau1.B" style:family="table-column">
      <style:table-column-properties style:column-width="2.593cm"/>
    </style:style>
    <style:style style:name="Tableau1.A1" style:family="table-cell">
      <style:table-cell-properties fo:padding="0.049cm" fo:border-left="1pt solid #808080" fo:border-right="none" fo:border-top="1pt solid #808080" fo:border-bottom="1pt solid #808080"/>
    </style:style>
    <style:style style:name="Tableau1.C1" style:family="table-cell">
      <style:table-cell-properties fo:padding="0.049cm" fo:border="1pt solid #808080"/>
    </style:style>
    <style:style style:name="Tableau1.A2" style:family="table-cell">
      <style:table-cell-properties fo:padding="0.049cm" fo:border-left="1pt solid #808080" fo:border-right="none" fo:border-top="none" fo:border-bottom="1pt solid #808080"/>
    </style:style>
    <style:style style:name="Tableau1.C2" style:family="table-cell">
      <style:table-cell-properties fo:padding="0.049cm" fo:border-left="1pt solid #808080" fo:border-right="1pt solid #808080" fo:border-top="none" fo:border-bottom="1pt solid #80808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00fc85b"/>
    </style:style>
    <style:style style:name="P103" style:family="paragraph" style:parent-style-name="_5f_Paragraphe">
      <style:text-properties officeooo:paragraph-rsid="00115dcd"/>
    </style:style>
    <style:style style:name="P104" style:family="paragraph" style:parent-style-name="_5f_Paragraphe">
      <style:text-properties officeooo:paragraph-rsid="0012d193"/>
    </style:style>
    <style:style style:name="P105" style:family="paragraph" style:parent-style-name="_5f_Paragraphe">
      <style:text-properties officeooo:paragraph-rsid="00190a20"/>
    </style:style>
    <style:style style:name="P106" style:family="paragraph" style:parent-style-name="_5f_Tableau_5f_Centré">
      <style:text-properties officeooo:rsid="001c337c" officeooo:paragraph-rsid="001c337c"/>
    </style:style>
    <style:style style:name="P107" style:family="paragraph" style:parent-style-name="Standard">
      <style:paragraph-properties fo:text-align="start" style:justify-single-word="false"/>
      <style:text-properties officeooo:paragraph-rsid="0020e5ce"/>
    </style:style>
    <style:style style:name="P108" style:family="paragraph" style:parent-style-name="Standard" style:list-style-name="_5f_Numérotation_20_des_20_exercices">
      <style:paragraph-properties fo:text-align="start" style:justify-single-word="false"/>
      <style:text-properties officeooo:paragraph-rsid="0020e5ce"/>
    </style:style>
    <style:style style:name="P109" style:family="paragraph" style:parent-style-name="Standard" style:list-style-name="_5f_Numérotation_20_des_20_exercices"/>
    <style:style style:name="P110" style:family="paragraph" style:parent-style-name="Standard">
      <style:paragraph-properties fo:text-align="start" style:justify-single-word="false" style:writing-mode="lr-tb"/>
      <style:text-properties officeooo:paragraph-rsid="0020e5ce"/>
    </style:style>
    <style:style style:name="P111" style:family="paragraph" style:parent-style-name="Standard" style:list-style-name="_5f_Numérotation_20_des_20_exercices">
      <style:paragraph-properties fo:text-align="start" style:justify-single-word="false" style:writing-mode="lr-tb"/>
      <style:text-properties officeooo:paragraph-rsid="0020e5ce"/>
    </style:style>
    <style:style style:name="P112" style:family="paragraph" style:parent-style-name="_5f_Footer_20_page_20_impaire_20__28_D_29_"/>
    <style:style style:name="P11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paire_20__28_G_29_"/>
    <style:style style:name="P116" style:family="paragraph" style:parent-style-name="_5f_Footer_20_page_20_paire_20__28_G_29_">
      <style:text-properties fo:font-size="9pt" style:font-size-asian="9pt" style:font-size-complex="9pt"/>
    </style:style>
    <style:style style:name="P117" style:family="paragraph" style:parent-style-name="_5f_Paragraphe" style:list-style-name="_5f_Numérotation_20_des_20_exercices">
      <style:text-properties officeooo:paragraph-rsid="0020e5ce"/>
    </style:style>
    <style:style style:name="P11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9" style:family="paragraph" style:parent-style-name="_5f_Paragraphe_5f_avec_5f_Num_5f_Question" style:list-style-name="_5f_Numérotation_20_des_20_exercices"/>
    <style:style style:name="P120" style:family="paragraph" style:parent-style-name="_5f_Paragraphe_5f_avec_5f_Num_5f_Question" style:list-style-name="_5f_Numérotation_20_des_20_exercices">
      <style:text-properties officeooo:paragraph-rsid="000fc85b"/>
    </style:style>
    <style:style style:name="P121" style:family="paragraph" style:parent-style-name="_5f_Paragraphe_5f_avec_5f_Num_5f_Question" style:list-style-name="">
      <style:text-properties officeooo:paragraph-rsid="000fc85b"/>
    </style:style>
    <style:style style:name="P122" style:family="paragraph" style:parent-style-name="_5f_Paragraphe_5f_avec_5f_Num_5f_Question" style:list-style-name="_5f_Numérotation_20_des_20_exercices" style:master-page-name="">
      <style:paragraph-properties fo:margin-top="0.199cm" fo:margin-bottom="0.101cm" style:contextual-spacing="false" style:page-number="auto"/>
    </style:style>
    <style:style style:name="P123" style:family="paragraph" style:parent-style-name="_5f_Paragraphe_5f_avec_5f_Num_5f_Question" style:list-style-name="_5f_Numérotation_20_des_20_exercices">
      <style:paragraph-properties fo:margin-top="0.199cm" fo:margin-bottom="0.101cm" style:contextual-spacing="false"/>
    </style:style>
    <style:style style:name="P124" style:family="paragraph" style:parent-style-name="_5f_Premier_5f_Titre_5f_Exercices_5f_avec_5f_Num_5f_Exo_5f_sans_5f_Titre" style:master-page-name="_31__5f_1_5f_SERIE_5f_P_5f_GAUCHE_5f_ET_5f_DROITE_5f_2COL">
      <style:paragraph-properties style:page-number="auto"/>
    </style:style>
    <style:style style:name="P125" style:family="paragraph" style:parent-style-name="_5f_Titre_5f_Exercices_5f_sans_5f_Titre" style:list-style-name="_5f_Numérotation_20_des_20_exercices"/>
    <style:style style:name="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text-align="cente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</style:style>
    <style:style style:name="P1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Bitstream Vera Sans5" fo:font-size="10pt" fo:font-style="normal" fo:font-weight="normal" officeooo:rsid="0031d78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2" style:family="text">
      <style:text-properties style:text-position="0% 100%" fo:font-style="normal" fo:font-weight="normal" officeooo:rsid="0031d787" style:font-style-asian="normal" style:font-weight-asian="normal" style:font-size-complex="10pt" style:font-style-complex="normal" style:font-weight-complex="normal"/>
    </style:style>
    <style:style style:name="T153" style:family="text">
      <style:text-properties style:text-position="0% 100%" fo:font-style="normal" fo:font-weight="normal" officeooo:rsid="00115dcd" style:font-style-asian="normal" style:font-weight-asian="normal" style:font-size-complex="10pt" style:font-style-complex="normal" style:font-weight-complex="normal"/>
    </style:style>
    <style:style style:name="T154" style:family="text">
      <style:text-properties style:text-position="0% 100%" fo:font-style="normal" fo:font-weight="normal" officeooo:rsid="0012d193" style:font-style-asian="normal" style:font-weight-asian="normal" style:font-size-complex="10pt" style:font-style-complex="normal" style:font-weight-complex="normal"/>
    </style:style>
    <style:style style:name="T155" style:family="text">
      <style:text-properties style:text-position="0% 100%" fo:font-style="normal" fo:font-weight="normal" officeooo:rsid="0031d787" fo:background-color="#ffff00" loext:char-shading-value="0" style:font-style-asian="normal" style:font-weight-asian="normal" style:font-style-complex="normal" style:font-weight-complex="normal"/>
    </style:style>
    <style:style style:name="T156" style:family="text">
      <style:text-properties officeooo:rsid="0160d7ef"/>
    </style:style>
    <style:style style:name="T157" style:family="text">
      <style:text-properties officeooo:rsid="0072f07f"/>
    </style:style>
    <style:style style:name="T158" style:family="text">
      <style:text-properties officeooo:rsid="0268e0aa"/>
    </style:style>
    <style:style style:name="T159" style:family="text">
      <style:text-properties officeooo:rsid="026ec296"/>
    </style:style>
    <style:style style:name="T160" style:family="text">
      <style:text-properties officeooo:rsid="0272f9e5"/>
    </style:style>
    <style:style style:name="T161" style:family="text">
      <style:text-properties officeooo:rsid="02757f12"/>
    </style:style>
    <style:style style:name="T162" style:family="text">
      <style:text-properties officeooo:rsid="02735980"/>
    </style:style>
    <style:style style:name="T163" style:family="text">
      <style:text-properties officeooo:rsid="01b6dc57"/>
    </style:style>
    <style:style style:name="T164" style:family="text">
      <style:text-properties officeooo:rsid="00b5d2d1"/>
    </style:style>
    <style:style style:name="T165" style:family="text">
      <style:text-properties officeooo:rsid="015f088a"/>
    </style:style>
    <style:style style:name="T166" style:family="text">
      <style:text-properties officeooo:rsid="01f8729d"/>
    </style:style>
    <style:style style:name="T167" style:family="text">
      <style:text-properties officeooo:rsid="010c4d3a"/>
    </style:style>
    <style:style style:name="T168" style:family="text">
      <style:text-properties fo:font-size="16pt" style:font-size-asian="16pt" style:font-size-complex="16pt"/>
    </style:style>
    <style:style style:name="T169" style:family="text">
      <style:text-properties officeooo:rsid="00b6801f"/>
    </style:style>
    <style:style style:name="T170" style:family="text">
      <style:text-properties officeooo:rsid="014407b5"/>
    </style:style>
    <style:style style:name="T171" style:family="text">
      <style:text-properties officeooo:rsid="008d016c"/>
    </style:style>
    <style:style style:name="T172" style:family="text">
      <style:text-properties officeooo:rsid="009e3fdd"/>
    </style:style>
    <style:style style:name="T173" style:family="text">
      <style:text-properties officeooo:rsid="00a4cf55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8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9" style:family="text">
      <style:text-properties officeooo:rsid="00a59a60"/>
    </style:style>
    <style:style style:name="T180" style:family="text">
      <style:text-properties officeooo:rsid="01fe03f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6" style:family="text">
      <style:text-properties style:text-underline-style="none" fo:font-weight="normal" officeooo:rsid="004b8dbd" fo:background-color="#ffff00" loext:char-shading-value="0" style:font-weight-asian="normal" style:font-size-complex="9pt" style:font-weight-complex="normal" style:text-overline-style="none" style:text-overline-color="font-color"/>
    </style:style>
    <style:style style:name="T187" style:family="text">
      <style:text-properties style:text-position="super 58%"/>
    </style:style>
    <style:style style:name="T188" style:family="text">
      <style:text-properties style:text-position="super 58%" officeooo:rsid="00158267"/>
    </style:style>
    <style:style style:name="T189" style:family="text">
      <style:text-properties fo:color="#000000" loext:opacity="100%" style:font-name="Bitstream Vera Sans" fo:font-size="10pt" fo:language="fr" fo:country="FR" officeooo:rsid="000d715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00fc85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0115dc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012d19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officeooo:rsid="001c337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style:font-name="Bitstream Vera Sans" fo:font-size="10pt" fo:language="fr" fo:country="FR" officeooo:rsid="001f9bb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style:font-name="Bitstream Vera Sans" fo:font-size="10pt" fo:language="fr" fo:country="FR" officeooo:rsid="0020e5c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text-position="0% 100%" fo:language="fr" fo:country="FR" fo:font-style="normal" fo:font-weight="normal" officeooo:rsid="0031d787" style:letter-kerning="true" fo:background-color="#ffff00" loext:char-shading-value="0" style:font-name-asian="Bitstream Vera Sans6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97" style:family="text">
      <style:text-properties fo:color="#000000" loext:opacity="100%" style:text-position="0% 100%" fo:language="fr" fo:country="FR" fo:font-style="normal" fo:font-weight="normal" officeooo:rsid="00115dcd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/>
    </style:style>
    <style:style style:name="T198" style:family="text">
      <style:text-properties fo:color="#000000" loext:opacity="100%" style:text-position="0% 100%" style:font-name="Bitstream Vera Sans" fo:font-size="10pt" fo:language="fr" fo:country="FR" fo:font-style="normal" fo:font-weight="normal" officeooo:rsid="00115dcd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/>
    </style:style>
    <style:style style:name="T199" style:family="text">
      <style:text-properties fo:color="#000000" loext:opacity="100%" style:text-position="0% 100%" style:font-name="Bitstream Vera Sans" fo:font-size="10pt" fo:language="fr" fo:country="FR" fo:font-style="normal" fo:font-weight="normal" officeooo:rsid="0012d193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text-position="0% 100%" style:font-name="BitstreamVeraSans-Roman" fo:font-size="10pt" fo:letter-spacing="-0.007cm" style:text-underline-style="none" fo:font-weight="normal" officeooo:rsid="00332de3" style:font-name-asian="OpenSymbol" style:font-size-asian="10pt" style:font-style-asian="normal" style:font-weight-asian="normal" style:font-name-complex="OpenSymbol" style:font-size-complex="12pt" style:font-style-complex="normal" style:font-weight-complex="normal"/>
    </style:style>
    <style:style style:name="T201" style:family="text">
      <style:text-properties style:text-underline-style="solid" style:text-underline-width="auto" style:text-underline-color="font-color"/>
    </style:style>
    <style:style style:name="T202" style:family="text">
      <style:text-properties fo:language="fr" fo:country="FR"/>
    </style:style>
    <style:style style:name="T203" style:family="text">
      <style:text-properties fo:language="fr" fo:country="FR" style:language-asian="zh" style:country-asian="CN" style:language-complex="hi" style:country-complex="IN"/>
    </style:style>
    <style:style style:name="T204" style:family="text">
      <style:text-properties officeooo:rsid="000d715f"/>
    </style:style>
    <style:style style:name="T205" style:family="text">
      <style:text-properties officeooo:rsid="000fc85b"/>
    </style:style>
    <style:style style:name="T206" style:family="text">
      <style:text-properties officeooo:rsid="00115dcd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officeooo:rsid="0012d193"/>
    </style:style>
    <style:style style:name="T209" style:family="text">
      <style:text-properties officeooo:rsid="0013ba7f"/>
    </style:style>
    <style:style style:name="T210" style:family="text">
      <style:text-properties officeooo:rsid="00158267"/>
    </style:style>
    <style:style style:name="T211" style:family="text">
      <style:text-properties fo:background-color="transparent" loext:char-shading-value="0"/>
    </style:style>
    <style:style style:name="T212" style:family="text">
      <style:text-properties officeooo:rsid="00190a20"/>
    </style:style>
    <style:style style:name="T213" style:family="text">
      <style:text-properties officeooo:rsid="001c337c"/>
    </style:style>
    <style:style style:name="T214" style:family="text">
      <style:text-properties style:font-name-asian="Times-Roman" style:font-size-asian="10pt" style:font-name-complex="Times-Roman"/>
    </style:style>
    <style:style style:name="T215" style:family="text">
      <style:text-properties officeooo:rsid="0020e5ce" style:font-name-asian="Times-Roman" style:font-size-asian="10pt" style:font-name-complex="Times-Roman"/>
    </style:style>
    <style:style style:name="T216" style:family="text">
      <style:text-properties style:text-line-through-style="none" style:text-line-through-type="none" style:text-position="0% 100%" fo:letter-spacing="-0.007cm" style:text-underline-style="none" fo:font-weight="normal" officeooo:rsid="00332de3" style:font-name-asian="Times-Roman" style:font-size-asian="10pt" style:font-style-asian="normal" style:font-weight-asian="normal" style:font-name-complex="Times-Roman" style:font-size-complex="12pt" style:font-style-complex="normal" style:font-weight-complex="normal"/>
    </style:style>
    <style:style style:name="T217" style:family="text">
      <style:text-properties officeooo:rsid="0020e5ce"/>
    </style:style>
    <style:style style:name="T218" style:family="text"/>
    <style:style style:name="T21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" draw:name="Shape8_4" draw:style-name="gr17" draw:text-style-name="P134" svg:width="2.703cm" svg:height="0.715cm" draw:transform="rotate (0.0872664625997165) translate (1.31056944444444cm 1.32997222222222cm)">
        <draw:text-box>
          <text:p text:style-name="P127"><text:span text:style-name="T219">Série 1</text:span></text:p>
        </draw:text-box>
      </draw:frame>
      <draw:frame text:anchor-type="page" text:anchor-page-number="2" draw:z-index="1" draw:name="Shape8_1" draw:style-name="gr17" draw:text-style-name="P134" svg:width="2.703cm" svg:height="0.715cm" draw:transform="rotate (0.0872664625997165) translate (1.32644444444444cm 1.21884722222222cm)">
        <draw:text-box>
          <text:p text:style-name="P127"><text:span text:style-name="T219">Série 1</text:span></text:p>
        </draw:text-box>
      </draw:frame>
      <draw:frame text:anchor-type="page" text:anchor-page-number="1" draw:z-index="0" draw:name="Shape8_0" draw:style-name="gr17" draw:text-style-name="P134" svg:width="2.703cm" svg:height="0.715cm" draw:transform="rotate (0.0872664625997165) translate (1.32644444444444cm 1.21884722222222cm)">
        <draw:text-box>
          <text:p text:style-name="P127"><text:span text:style-name="T219">Série 1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411633217" text:style-name="_5f_Numérotation_20_des_20_exercices">
              <text:list-item>
                <text:h text:style-name="P124" text:outline-level="1"><text:span text:style-name="_5f_Caractères">À la fête de l'école, Simon va distribuer des sacs contenant 12 bonbons chacun. Il a 1 000 bon­bons en tout. </text:span></text:h>
              </text:list-item>
            </text:list>
            <text:list xml:id="list2609798545" text:style-name="_5f_Numérotation_20_des_20_exercices">
              <text:list-item>
                <text:list>
                  <text:list-item>
                    <text:p text:style-name="P119"><text:span text:style-name="_5f_Caractères">Combien manque t-il de bonbons pour réaliser un sac supplémentaire?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On effectue la division euclidienne de 1 000 par <text:line-break/>12 </text:span><text:span text:style-name="_5f_Caractères"><text:span text:style-name="T186">:</text:span></text:span><text:span text:style-name="_5f_Caractères_5f_correction"> <text:line-break/></text:span><text:span text:style-name="_5f_Caractères_5f_correction"><text:span text:style-name="T204">1 000 = 12 </text:span></text:span><text:span text:style-name="MATH"><text:span text:style-name="T150">×</text:span></text:span><text:span text:style-name="_5f_Caractères_5f_correction"><text:span text:style-name="T204"> 83 + 4 </text:span></text:span></text:h>
            <text:h text:style-name="_5f_Paragraphe" text:outline-level="1"><text:span text:style-name="_5f_Caractères_5f_correction">Il reste 4 bonbons. Il en manque donc 8 pour réaliser un sac supplémentaire.</text:span></text:h>
            <text:list xml:id="list111537955111435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Simon se rend compte qu'il n'a que 60 sacs. Combien de bonbons peut-il alors </text:span><text:span text:style-name="_5f_Caractères"><text:span text:style-name="T203">répartir équitablement</text:span></text:span><text:span text:style-name="_5f_Caractères"> dans chaque sac? </text:span></text:p>
                  </text:list-item>
                </text:list>
              </text:list-item>
            </text:list>
            <text:h text:style-name="P105" text:outline-level="1"><text:span text:style-name="_5f_Caractères_5f_correction">On effectue la division euclidienne de 1 000 par <text:line-break/>60 :</text:span><text:span text:style-name="_5f_Caractères"><text:span text:style-name="T186"> <text:line-break/></text:span></text:span><text:span text:style-name="_5f_Caractères_5f_correction"><text:span text:style-name="T204">1 000 = </text:span></text:span><text:span text:style-name="_5f_Caractères_5f_correction"><text:span text:style-name="T189">60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89">16 </text:span></text:span><text:span text:style-name="_5f_Caractères_5f_correction"><text:span text:style-name="T204">+ 40 </text:span></text:span></text:h>
            <text:h text:style-name="_5f_Paragraphe" text:outline-level="1"><text:span text:style-name="_5f_Caractères_5f_correction">Il pourra mettre 16 bonbons dans chaque sac et il restera 40 bonbons.</text:span></text:h>
            <text:list xml:id="list111538477842298" text:continue-list="list411633217" text:style-name="_5f_Numérotation_20_des_20_exercices">
              <text:list-item>
                <text:h text:style-name="_5f_Titre_5f_Exercices_5f_sans_5f_Titre" text:outline-level="1"><text:span text:style-name="_5f_Caractères">Dans un collège, 163 élèves sont inscrits à l'UNSS. Le responsable veut acheter un maillot pour chacun des inscrits. Les maillots sont vendus par lot de 14.</text:span></text:h>
              </text:list-item>
            </text:list>
            <text:list xml:id="list111537474504830" text:continue-list="list111537955111435" text:style-name="_5f_Numérotation_20_des_20_exercices">
              <text:list-item>
                <text:list>
                  <text:list-item text:start-value="1">
                    <text:p text:style-name="P119"><text:span text:style-name="_5f_Caractères">Combien de lots doit‑il acheter ?</text:span></text:p>
                  </text:list-item>
                </text:list>
              </text:list-item>
            </text:list>
            <text:h text:style-name="P102" text:outline-level="1"><text:span text:style-name="_5f_Caractères_5f_correction">On effectue la division euclidienne de 163 par 14 : <text:s text:c="3"/></text:span><text:span text:style-name="_5f_Caractères"><text:s/></text:span><text:span text:style-name="_5f_Caractères_5f_correction"><text:span text:style-name="T190">163</text:span></text:span><text:span text:style-name="_5f_Caractères_5f_correction"><text:span text:style-name="T204"> = </text:span></text:span><text:span text:style-name="_5f_Caractères_5f_correction"><text:span text:style-name="T190">14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90">11 </text:span></text:span><text:span text:style-name="_5f_Caractères_5f_correction"><text:span text:style-name="T204">+ </text:span></text:span><text:span text:style-name="_5f_Caractères_5f_correction"><text:span text:style-name="T190">9</text:span></text:span><text:span text:style-name="_5f_Caractères_5f_correction"><text:span text:style-name="T204"> </text:span></text:span></text:h>
            <text:h text:style-name="_5f_Paragraphe" text:outline-level="1"><text:span text:style-name="_5f_Caractères_5f_correction">Il doit acheter 12 lots de 14 maillots.</text:span></text:h>
            <text:list xml:id="list111538778481082" text:continue-numbering="true" text:style-name="_5f_Numérotation_20_des_20_exercices">
              <text:list-item>
                <text:list>
                  <text:list-item>
                    <text:p text:style-name="P120"><text:span text:style-name="_5f_Caractères">Combien de maillots ne seront pas distribués ? </text:span><text:span text:style-name="_5f_Caractères_5f_correction"><text:span text:style-name="T204"><text:s/></text:span></text:span><text:span text:style-name="_5f_Caractères_5f_correction"><text:span text:style-name="T190">12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89">1</text:span></text:span><text:span text:style-name="_5f_Caractères_5f_correction"><text:span text:style-name="T190">4 = 168</text:span></text:span><text:span text:style-name="_5f_Caractères_5f_correction"><text:span text:style-name="T205"> et 168 – 163 = 5</text:span></text:span></text:p>
                  </text:list-item>
                </text:list>
              </text:list-item>
            </text:list>
            <text:h text:style-name="P102" text:outline-level="1"><text:span text:style-name="_5f_Caractères_5f_correction">5 maillots ne seront pas distribués.</text:span></text:h>
            <text:list xml:id="list111538143833738" text:continue-list="list111538477842298" text:style-name="_5f_Numérotation_20_des_20_exercices">
              <text:list-item>
                <text:h text:style-name="_5f_Titre_5f_Exercices_5f_sans_5f_Titre" text:outline-level="1"><text:span text:style-name="_5f_Caractères">Un randonneur part en promenade à 9 h 30 </text:span><text:span text:style-name="_5f_Caractères"><text:span text:style-name="T212">min</text:span></text:span><text:span text:style-name="_5f_Caractères">. Il rentre à 12 h 05 </text:span><text:span text:style-name="_5f_Caractères"><text:span text:style-name="T212">min</text:span></text:span><text:span text:style-name="_5f_Caractères">, ne s'étant arrêté pour se repo­ser que lors de trois pauses de 5 minutes chacune. Pendant combien de temps ce randonneur a‑t‑il marché ?</text:span></text:h>
              </text:list-item>
            </text:list>
            <text:h text:style-name="_5f_Paragraphe" text:outline-level="1"><text:span text:style-name="_5f_Caractères_5f_correction">9 h 30 min + 2 h = 11 h 30 min </text:span></text:h>
            <text:h text:style-name="_5f_Paragraphe" text:outline-level="1"><text:span text:style-name="_5f_Caractères_5f_correction">11 h 30 min + 35 min = 12 h 05 min</text:span></text:h>
            <text:h text:style-name="_5f_Paragraphe" text:outline-level="1"><text:span text:style-name="_5f_Caractères_5f_correction">La promenade a duré 2 h 35 min.</text:span></text:h>
            <text:h text:style-name="_5f_Paragraphe" text:outline-level="1"><text:span text:style-name="_5f_Caractères_5f_correction">Durée totale des pauses : </text:span><text:span text:style-name="_5f_Caractères_5f_correction"><text:span text:style-name="T205">3 </text:span></text:span><text:span text:style-name="_5f_Caractères"><text:span text:style-name="T155">×</text:span></text:span><text:span text:style-name="_5f_Caractères_5f_correction"><text:span text:style-name="T205"> 5 min = 15 min</text:span></text:span><text:span text:style-name="_5f_Caractères_5f_correction"> </text:span></text:h>
            <text:h text:style-name="_5f_Paragraphe" text:outline-level="1"><text:span text:style-name="_5f_Caractères_5f_correction">Or : 2 h 35 min – 15 min =2 h 20 min</text:span></text:h>
            <text:h text:style-name="_5f_Paragraphe" text:outline-level="1"><text:span text:style-name="_5f_Caractères_5f_correction">Ce randonneur a marché pendant 2 h 20 min.</text:span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list xml:id="list111538001567393" text:continue-numbering="true" text:style-name="_5f_Numérotation_20_des_20_exercices">
              <text:list-item>
                <text:h text:style-name="_5f_Titre_5f_Exercices_5f_sans_5f_Titre" text:outline-level="1"><text:span text:style-name="_5f_Caractères">Un fleuriste dispose de 48 roses et 56 <text:s/>tulipes. Il souhaite réaliser des bouquets tous identiques et utiliser toutes ses fleurs.</text:span></text:h>
              </text:list-item>
            </text:list>
            <text:list xml:id="list111537643102804" text:continue-list="list111538778481082" text:style-name="_5f_Numérotation_20_des_20_exercices">
              <text:list-item>
                <text:list>
                  <text:list-item text:start-value="1">
                    <text:p text:style-name="P119"><text:span text:style-name="_5f_Caractères">Donne les différentes possibilités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Diviseurs de 48 : 1, 2, 3, 4, 6, 8, 12, 16, 24, 48 Diviseurs de 56 : 1, 2, 4, 7, 8, 14, 28, 56</text:span></text:h>
            <text:h text:style-name="_5f_Paragraphe" text:outline-level="1"><text:span text:style-name="_5f_Caractères_5f_correction">Les diviseurs communs de 48 et 56 sont 1, 2, 4, 8. </text:span></text:h>
            <text:h text:style-name="_5f_Paragraphe" text:outline-level="1"><text:span text:style-name="_5f_Caractères_5f_correction">Il peut réaliser 1, 2, 4 ou 8 bouquets identiques. </text:span></text:h>
            <text:list xml:id="list111538429918240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Il souhaite faire le plus possible de bouquets. In­dique alors la composition et le nombre de bou­quets à réaliser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Le plus grand diviseur commun de 48 et 56 est 8.</text:span></text:h>
            <text:h text:style-name="_5f_Paragraphe" text:outline-level="1"><text:span text:style-name="_5f_Caractères_5f_correction">Le nombre maximum de bouquets qu’il peut réaliser est 8.</text:span></text:h>
            <text:p text:style-name="P121"><text:span text:style-name="_5f_Caractères_5f_correction"><text:span text:style-name="T190">48 = 8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90">6</text:span></text:span><text:span text:style-name="_5f_Caractères_5f_correction"><text:span text:style-name="T205"> et </text:span></text:span><text:span text:style-name="_5f_Caractères_5f_correction"><text:span text:style-name="T190">56</text:span></text:span><text:span text:style-name="_5f_Caractères_5f_correction"><text:span text:style-name="T205"> = </text:span></text:span><text:span text:style-name="_5f_Caractères_5f_correction"><text:span text:style-name="T190">8 </text:span></text:span><text:span text:style-name="_5f_Caractères"><text:span text:style-name="T196">×</text:span></text:span><text:span text:style-name="_5f_Caractères_5f_correction"><text:span text:style-name="T190"> 7</text:span></text:span></text:p>
            <text:h text:style-name="_5f_Paragraphe" text:outline-level="1"><text:span text:style-name="_5f_Caractères_5f_correction">Chaque bouquet contiendra 6 roses et 7 tulipes.</text:span></text:h>
            <text:list xml:id="list111538635384615" text:continue-list="list111538001567393" text:style-name="_5f_Numérotation_20_des_20_exercices">
              <text:list-item>
                <text:h text:style-name="_5f_Titre_5f_Exercices_5f_sans_5f_Titre" text:outline-level="1"><text:span text:style-name="_5f_Caractères">Michel achète un ticket de bus à 2,20 € et un carnet de 10 tickets. Il a payé en tout 23,20 €. </text:span></text:h>
              </text:list-item>
            </text:list>
            <text:list xml:id="list111538590182149" text:continue-list="list111538429918240" text:style-name="_5f_Numérotation_20_des_20_exercices">
              <text:list-item>
                <text:list>
                  <text:list-item text:start-value="1">
                    <text:p text:style-name="P119"><text:span text:style-name="_5f_Caractères">Combien a-t-il payé pour le carnet de 10 ti­ckets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23,20 - 2,20 = 21 : Le carnet de 10 tickets a coûté 21 euros.</text:span></text:h>
            <text:list xml:id="list111538590706558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Pour les déplacements de ses enfants, Michel doit acheter 35 tickets. Combien doit-il alors payer ? </text:span></text:p>
                  </text:list-item>
                </text:list>
              </text:list-item>
            </text:list>
            <text:h text:style-name="P102" text:outline-level="1"><text:span text:style-name="_5f_Caractères_5f_correction"><text:span text:style-name="T190">35</text:span></text:span><text:span text:style-name="_5f_Caractères_5f_correction"><text:span text:style-name="T204"> = </text:span></text:span><text:span text:style-name="_5f_Caractères_5f_correction"><text:span text:style-name="T190">3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90">10 </text:span></text:span><text:span text:style-name="_5f_Caractères_5f_correction"><text:span text:style-name="T204">+ </text:span></text:span><text:span text:style-name="_5f_Caractères_5f_correction"><text:span text:style-name="T190">5</text:span></text:span><text:span text:style-name="_5f_Caractères_5f_correction"> : Michel doit acheter 3 carnets de 10 tickets et 5 tickets à 2,20 € l’unité</text:span><text:span text:style-name="_5f_Caractères">.</text:span></text:h>
            <text:h text:style-name="P102" text:outline-level="1"><text:span text:style-name="_5f_Caractères_5f_correction"><text:span text:style-name="T190">3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90">21 </text:span></text:span><text:span text:style-name="_5f_Caractères_5f_correction"><text:span text:style-name="T204">+ </text:span></text:span><text:span text:style-name="_5f_Caractères_5f_correction"><text:span text:style-name="T190">5 </text:span></text:span><text:span text:style-name="_5f_Caractères"><text:span text:style-name="T196">×</text:span></text:span><text:span text:style-name="_5f_Caractères_5f_correction"><text:span text:style-name="T190"> 2,20 = 74 : i</text:span></text:span><text:span text:style-name="_5f_Caractères_5f_correction">l va payer 74 euros</text:span><text:span text:style-name="_5f_Caractères">.</text:span></text:h>
            <text:list xml:id="list111538373285351" text:continue-list="list111538635384615" text:style-name="_5f_Numérotation_20_des_20_exercices">
              <text:list-item>
                <text:h text:style-name="_5f_Titre_5f_Exercices_5f_sans_5f_Titre" text:outline-level="1"><text:span text:style-name="_5f_Caractères">La documentaliste du C.D.I. d’un collège, re­çoit <text:s/>390 <text:s/>livres <text:s/>qu'elle <text:s/>doit <text:s/>ranger <text:s/>sur <text:s/>des éta­gères. Elle ne peut transporter que 14 livres à la fois. </text:span></text:h>
              </text:list-item>
            </text:list>
            <text:list xml:id="list111537957098889" text:continue-list="list111538590706558" text:style-name="_5f_Numérotation_20_des_20_exercices">
              <text:list-item>
                <text:list>
                  <text:list-item text:start-value="1">
                    <text:p text:style-name="P119"><text:span text:style-name="_5f_Caractères">Combien de voyages devra-t-elle faire au mini­mum ?</text:span></text:p>
                  </text:list-item>
                </text:list>
              </text:list-item>
            </text:list>
            <text:h text:style-name="P103" text:outline-level="1"><text:span text:style-name="_5f_Caractères_5f_correction">On effectue la division euclidienne de 390 par 14 :<text:line-break/></text:span><text:span text:style-name="_5f_Caractères_5f_correction"><text:span text:style-name="T190">3</text:span></text:span><text:span text:style-name="_5f_Caractères_5f_correction"><text:span text:style-name="T191">90</text:span></text:span><text:span text:style-name="_5f_Caractères_5f_correction"><text:span text:style-name="T204"> = </text:span></text:span><text:span text:style-name="_5f_Caractères_5f_correction"><text:span text:style-name="T191">27</text:span></text:span><text:span text:style-name="_5f_Caractères_5f_correction"><text:span text:style-name="T204"> </text:span></text:span><text:span text:style-name="MATH"><text:span text:style-name="T150">×</text:span></text:span><text:span text:style-name="_5f_Caractères_5f_correction"><text:span text:style-name="T204"> </text:span></text:span><text:span text:style-name="_5f_Caractères_5f_correction"><text:span text:style-name="T190">1</text:span></text:span><text:span text:style-name="_5f_Caractères_5f_correction"><text:span text:style-name="T191">4 </text:span></text:span><text:span text:style-name="_5f_Caractères_5f_correction"><text:span text:style-name="T204">+ </text:span></text:span><text:span text:style-name="_5f_Caractères_5f_correction"><text:span text:style-name="T191">12</text:span></text:span><text:span text:style-name="_5f_Caractères_5f_correction"> </text:span></text:h>
            <text:h text:style-name="_5f_Paragraphe" text:outline-level="1"><text:span text:style-name="_5f_Caractères_5f_correction">Elle devra effectuer au moins 28 voyages.</text:span></text:h>
            <text:list xml:id="list111537446584330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Combien <text:s/>de <text:s/>livres <text:s/>transportera-t-elle au der­nier voyage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En effectuant les 27 premiers voyages avec 14 livres, elle transportera 12 livres au dernier voyage.</text:span></text:h>
            <text:h text:style-name="_5f_Paragraphe" text:outline-level="1"><text:span text:style-name="_5f_Caractères_5f_correction"/></text:h>
            <text:list xml:id="list111537396962703" text:continue-list="list111538373285351" text:style-name="_5f_Numérotation_20_des_20_exercices">
              <text:list-item>
                <text:h text:style-name="_5f_Titre_5f_Exercices_5f_sans_5f_Titre" text:outline-level="1"><text:soft-page-break/><text:span text:style-name="_5f_Caractères">Quatre ouvriers mettent 12 jours pour réali­ser un travail. Dans les mêmes conditions, combien de temps mettraient six ouvriers pour réaliser ce travail ?</text:span></text:h>
              </text:list-item>
            </text:list>
            <text:h text:style-name="P103" text:outline-level="1"><text:span text:style-name="_5f_Caractères_5f_correction"><text:span text:style-name="T206">4</text:span></text:span><text:span text:style-name="_5f_Caractères_5f_correction"><text:span text:style-name="T204"> </text:span></text:span><text:span text:style-name="_5f_Caractères_5f_correction"><text:span text:style-name="T152">×</text:span></text:span><text:span text:style-name="_5f_Caractères_5f_correction"><text:span text:style-name="T204"> 1</text:span></text:span><text:span text:style-name="_5f_Caractères_5f_correction"><text:span text:style-name="T206">2</text:span></text:span><text:span text:style-name="_5f_Caractères_5f_correction"><text:span text:style-name="T205"> = </text:span></text:span><text:span text:style-name="_5f_Caractères_5f_correction"><text:span text:style-name="T206">4</text:span></text:span><text:span text:style-name="_5f_Caractères_5f_correction"><text:span text:style-name="T205">8 : </text:span></text:span><text:span text:style-name="_5f_Caractères_5f_correction"><text:span text:style-name="T206">u</text:span></text:span><text:span text:style-name="_5f_Caractères_5f_correction">n seul ouvrier aurait mis 48 jours pour faire ce travail.</text:span></text:h>
            <text:h text:style-name="P103" text:outline-level="1"><text:span text:style-name="_5f_Caractères_5f_correction"><text:span text:style-name="T191">48</text:span></text:span><text:span text:style-name="_5f_Caractères_5f_correction"><text:span text:style-name="T204"> </text:span></text:span><text:span text:style-name="_5f_Caractères"><text:span text:style-name="T186">÷</text:span></text:span><text:span text:style-name="MATH"><text:span text:style-name="T150"> </text:span></text:span><text:span text:style-name="_5f_Caractères_5f_correction"><text:span text:style-name="T191">6</text:span></text:span><text:span text:style-name="_5f_Caractères_5f_correction"><text:span text:style-name="T190"> = </text:span></text:span><text:span text:style-name="_5f_Caractères_5f_correction"><text:span text:style-name="T191">8 : </text:span></text:span><text:span text:style-name="_5f_Caractères_5f_correction"><text:span text:style-name="T206">s</text:span></text:span><text:span text:style-name="_5f_Caractères_5f_correction">ix ouvriers mettront 8 jours pour réaliser ce travail.</text:span></text:h>
            <text:list xml:id="list111539464143664" text:continue-numbering="true" text:style-name="_5f_Numérotation_20_des_20_exercices">
              <text:list-item>
                <text:h text:style-name="_5f_Premier_5f_Titre_5f_Exercices_5f_avec_5f_Num_5f_Exo_5f_sans_5f_Titre" text:outline-level="1"><text:span text:style-name="_5f_Caractères">Le prix d'un séjour à la montagne est de 23 € par personne et par jour.</text:span></text:h>
              </text:list-item>
            </text:list>
            <text:list xml:id="list111538177522468" text:continue-list="list111537446584330" text:style-name="_5f_Numérotation_20_des_20_exercices">
              <text:list-item>
                <text:list>
                  <text:list-item text:start-value="1">
                    <text:p text:style-name="P122"><text:span text:style-name="_5f_Caractères">Quel est le prix d'un séjour pour un groupe de 10 personnes par jour ?</text:span></text:p>
                  </text:list-item>
                </text:list>
              </text:list-item>
            </text:list>
            <text:h text:style-name="P103" text:outline-level="1"><text:span text:style-name="_5f_Caractères_5f_correction"><text:span text:style-name="T191">23</text:span></text:span><text:span text:style-name="_5f_Caractères_5f_correction"><text:span text:style-name="T204"> </text:span></text:span><text:span text:style-name="_5f_Caractères_5f_correction"><text:span text:style-name="T152">×</text:span></text:span><text:span text:style-name="_5f_Caractères_5f_correction"><text:span text:style-name="T204"> 1</text:span></text:span><text:span text:style-name="_5f_Caractères_5f_correction"><text:span text:style-name="T191">0</text:span></text:span><text:span text:style-name="_5f_Caractères_5f_correction"><text:span text:style-name="T205"> = </text:span></text:span><text:span text:style-name="_5f_Caractères_5f_correction"><text:span text:style-name="T191">230</text:span></text:span><text:span text:style-name="_5f_Caractères_5f_correction"><text:span text:style-name="T205"> :</text:span></text:span><text:span text:style-name="_5f_Caractères_5f_correction"> </text:span><text:span text:style-name="_5f_Caractères_5f_correction"><text:span text:style-name="T206">l</text:span></text:span><text:span text:style-name="_5f_Caractères_5f_correction">e prix d’un séjour pour un groupe de 10 personnes est de 230 € par jour.</text:span></text:h>
            <text:list xml:id="list111539477302819" text:continue-numbering="true" text:style-name="_5f_Numérotation_20_des_20_exercices">
              <text:list-item>
                <text:list>
                  <text:list-item>
                    <text:p text:style-name="P123"><text:span text:style-name="_5f_Caractères">Quel est le prix d'un séjour pour un groupe de 5 personnes pour 6 jours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191">23</text:span></text:span><text:span text:style-name="_5f_Caractères_5f_correction"><text:span text:style-name="T204"> </text:span></text:span><text:span text:style-name="_5f_Caractères_5f_correction"><text:span text:style-name="T152">×</text:span></text:span><text:span text:style-name="_5f_Caractères_5f_correction"><text:span text:style-name="T204"> </text:span></text:span><text:span text:style-name="_5f_Caractères_5f_correction"><text:span text:style-name="T191">5</text:span></text:span><text:span text:style-name="_5f_Caractères_5f_correction"><text:span text:style-name="T205"> </text:span></text:span><text:span text:style-name="_5f_Caractères_5f_correction"><text:span text:style-name="T152">×</text:span></text:span><text:span text:style-name="_5f_Caractères_5f_correction"><text:span text:style-name="T204"> </text:span></text:span><text:span text:style-name="_5f_Caractères_5f_correction"><text:span text:style-name="T191">6 </text:span></text:span><text:span text:style-name="_5f_Caractères_5f_correction"><text:span text:style-name="T205">= </text:span></text:span><text:span text:style-name="_5f_Caractères_5f_correction"><text:span text:style-name="T191">690</text:span></text:span><text:span text:style-name="_5f_Caractères_5f_correction"><text:span text:style-name="T205"> : </text:span></text:span><text:span text:style-name="_5f_Caractères_5f_correction"><text:span text:style-name="T191">l</text:span></text:span><text:span text:style-name="_5f_Caractères_5f_correction">e prix d’un séjour pour un groupe de 5 personnes pour 6 jours est 690 €</text:span><text:span text:style-name="_5f_Caractères">.</text:span></text:h>
            <text:list xml:id="list111538541876276" text:continue-list="list111539464143664" text:style-name="_5f_Numérotation_20_des_20_exercices">
              <text:list-item>
                <text:h text:style-name="_5f_Titre_5f_Exercices_5f_sans_5f_Titre" text:outline-level="1"><text:span text:style-name="_5f_Caractères">Pour réaliser 30 crêpes, Madame Titi achète 500 g de farine, 6 œufs, 1 litre de lait et 50 g de beurre.</text:span></text:h>
              </text:list-item>
            </text:list>
            <text:list xml:id="list111538308229660" text:continue-list="list111539477302819" text:style-name="_5f_Numérotation_20_des_20_exercices">
              <text:list-item>
                <text:list>
                  <text:list-item text:start-value="1">
                    <text:p text:style-name="P119"><text:span text:style-name="_5f_Caractères">Quelles sont les quantités nécessaires d'ingré­dients, pour qu’elle réalise 15 crêpes ?</text:span></text:p>
                  </text:list-item>
                </text:list>
              </text:list-item>
            </text:list>
            <text:h text:style-name="P103" text:outline-level="1"><text:span text:style-name="_5f_Caractères_5f_correction"><text:span text:style-name="T191">15 = 20</text:span></text:span><text:span text:style-name="_5f_Caractères_5f_correction"><text:span text:style-name="T204"> </text:span></text:span><text:span text:style-name="_5f_Caractères"><text:span text:style-name="T186">÷</text:span></text:span><text:span text:style-name="MATH"><text:span text:style-name="T150"> </text:span></text:span><text:span text:style-name="_5f_Caractères_5f_correction"><text:span text:style-name="T198">2</text:span></text:span><text:span text:style-name="_5f_Caractères_5f_correction"><text:span text:style-name="T191"> : </text:span></text:span><text:span text:style-name="_5f_Caractères_5f_correction"><text:span text:style-name="T206">o</text:span></text:span><text:span text:style-name="_5f_Caractères_5f_correction">n divise les quantités par 2. Ainsi, pour faire 15 crêpes, il faut 250 g de farine, <text:line-break/>3 œufs, 0,5 litre de lait et 25 g de beurre.</text:span></text:h>
            <text:list xml:id="list111539264903165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Quelles sont les quantités nécessaires d'ingré­dients à prévoir pour réaliser 45 crêpes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191">45 = </text:span></text:span><text:span text:style-name="_5f_Caractères_5f_correction"><text:span text:style-name="T193">3</text:span></text:span><text:span text:style-name="_5f_Caractères_5f_correction"><text:span text:style-name="T204"> </text:span></text:span><text:span text:style-name="_5f_Caractères_5f_correction"><text:span text:style-name="T152">×</text:span></text:span><text:span text:style-name="_5f_Caractères_5f_correction"><text:span text:style-name="T204"> </text:span></text:span><text:span text:style-name="_5f_Caractères_5f_correction"><text:span text:style-name="T193">15</text:span></text:span><text:span text:style-name="_5f_Caractères_5f_correction"><text:span text:style-name="T191"> : </text:span></text:span><text:span text:style-name="_5f_Caractères_5f_correction"><text:span text:style-name="T206">o</text:span></text:span><text:span text:style-name="_5f_Caractères_5f_correction">n multiplie toutes les quantités trouvées au a) par 3. Ainsi, pour faire 45 crêpes, il faut 750 g de farine, 9 œufs, 1,5 litre de lait et <text:line-break/>75 g de beurre.</text:span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list xml:id="list111539220654110" text:continue-list="list111538541876276" text:style-name="_5f_Numérotation_20_des_20_exercices">
              <text:list-item>
                <text:h text:style-name="_5f_Titre_5f_Exercices_5f_sans_5f_Titre" text:outline-level="1"><text:span text:style-name="_5f_Caractères">Avec 2,5 L de peinture, Luc peint 30 m². Ré­ponds aux questions suivantes (tu peux utiliser un tableau de proportionnalité).</text:span></text:h>
              </text:list-item>
            </text:list>
            <text:list xml:id="list111539362668174" text:continue-list="list111539264903165" text:style-name="_5f_Numérotation_20_des_20_exercices">
              <text:list-item>
                <text:list>
                  <text:list-item text:start-value="1">
                    <text:p text:style-name="P119"><text:span text:style-name="_5f_Caractères">Quelle surface peut peindre Luc avec 8 L de peinture ? </text:span></text:p>
                  </text:list-item>
                </text:list>
              </text:list-item>
            </text:list>
            <text:h text:style-name="_5f_Paragraphe" text:outline-level="1"><draw:frame draw:style-name="fr1" draw:name="Cadre22" text:anchor-type="paragraph" svg:width="7.832cm" draw:z-index="3"><draw:text-box fo:min-height="0.041cm"><table:table table:name="Tableau1" table:style-name="Tableau1"><table:table-column table:style-name="Tableau1.A"/><table:table-column table:style-name="Tableau1.B"/><table:table-column table:style-name="Tableau1.A"/><table:table-row table:style-name="TableLine2272917621728"><table:table-cell table:style-name="Tableau1.A1" office:value-type="string"><text:h text:style-name="_5f_Tableau_5f_Centré_5f_Gras" text:outline-level="1"><text:span text:style-name="_5f_Caractères_5f_correction"><text:span text:style-name="T207">Volume de peinture en L</text:span></text:span></text:h></table:table-cell><table:table-cell table:style-name="Tableau1.A1" office:value-type="string"><text:h text:style-name="_5f_Tableau_5f_Centré_5f_Gras" text:outline-level="1"><text:span text:style-name="_5f_Caractères_5f_correction"><text:span text:style-name="T207">2,5</text:span></text:span></text:h></table:table-cell><table:table-cell table:style-name="Tableau1.C1" office:value-type="string"><text:h text:style-name="_5f_Tableau_5f_Centré_5f_Gras" text:outline-level="1"><text:span text:style-name="_5f_Caractères_5f_correction"><text:span text:style-name="T207">8</text:span></text:span></text:h></table:table-cell></table:table-row><table:table-row table:style-name="TableLine2272917622000"><table:table-cell table:style-name="Tableau1.A2" office:value-type="string"><text:h text:style-name="_5f_Tableau_5f_Centré_5f_Gras" text:outline-level="1"><text:span text:style-name="_5f_Caractères_5f_correction"><text:span text:style-name="T207">Surface peinte en m²</text:span></text:span></text:h></table:table-cell><table:table-cell table:style-name="Tableau1.A2" office:value-type="string"><text:h text:style-name="_5f_Tableau_5f_Centré" text:outline-level="1"><text:span text:style-name="_5f_Caractères_5f_correction">30</text:span></text:h></table:table-cell><table:table-cell table:style-name="Tableau1.C2" office:value-type="string"><text:h text:style-name="P106" text:outline-level="1"><text:span text:style-name="_5f_Caractères_5f_correction">8 </text:span><text:span text:style-name="_5f_Caractères_5f_correction"><text:span text:style-name="T151">×</text:span></text:span><text:span text:style-name="_5f_Caractères_5f_correction"> 12 = 96</text:span></text:h></table:table-cell></table:table-row></table:table></draw:text-box></draw:frame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Caractères_5f_correction"/></text:h>
            <text:h text:style-name="P103" text:outline-level="1"><text:span text:style-name="_5f_Caractères_5f_correction"><text:span text:style-name="T191">30</text:span></text:span><text:span text:style-name="_5f_Caractères_5f_correction"><text:span text:style-name="T204"> </text:span></text:span><text:span text:style-name="_5f_Caractères"><text:span text:style-name="T186">÷</text:span></text:span><text:span text:style-name="MATH"><text:span text:style-name="T150"> </text:span></text:span><text:span text:style-name="_5f_Caractères_5f_correction"><text:span text:style-name="T198">2,5 = 12 : </text:span></text:span><text:span text:style-name="_5f_Caractères_5f_correction"><text:span text:style-name="T153">l</text:span></text:span><text:span text:style-name="_5f_Caractères_5f_correction">e coefficient de proportionnalité est 12 : </text:span><text:span text:style-name="_5f_Caractères_5f_correction"><text:span text:style-name="T209">a</text:span></text:span><text:span text:style-name="_5f_Caractères_5f_correction">vec 8 L de peinture, Luc peut peindre <text:line-break/>96 m².</text:span></text:h>
            <text:list xml:id="list111538876248716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Quelle <text:s/>quantité <text:s/>de <text:s/>peinture <text:s/>faut-il à Luc pour peindre 84 m² ?</text:span></text:p>
                  </text:list-item>
                </text:list>
              </text:list-item>
            </text:list>
            <text:h text:style-name="P104" text:outline-level="1"><text:span text:style-name="_5f_Caractères_5f_correction"><text:span text:style-name="T192">84</text:span></text:span><text:span text:style-name="_5f_Caractères_5f_correction"><text:span text:style-name="T204"> </text:span></text:span><text:span text:style-name="_5f_Caractères"><text:span text:style-name="T186">÷</text:span></text:span><text:span text:style-name="MATH"><text:span text:style-name="T150"> </text:span></text:span><text:span text:style-name="_5f_Caractères_5f_correction"><text:span text:style-name="T199">12</text:span></text:span><text:span text:style-name="_5f_Caractères_5f_correction"><text:span text:style-name="T198"> = </text:span></text:span><text:span text:style-name="_5f_Caractères_5f_correction"><text:span text:style-name="T199">7</text:span></text:span><text:span text:style-name="_5f_Caractères_5f_correction"><text:span text:style-name="T198"> :</text:span></text:span><text:span text:style-name="_5f_Caractères"><text:span text:style-name="T197"> </text:span></text:span><text:span text:style-name="_5f_Caractères_5f_correction"><text:span text:style-name="T154">p</text:span></text:span><text:span text:style-name="_5f_Caractères_5f_correction">our peindre 84 m², Luc va utiliser 7 L de peinture.</text:span></text:h>
            <text:list xml:id="list111537921189161" text:continue-list="list111539220654110" text:style-name="_5f_Numérotation_20_des_20_exercices">
              <text:list-item>
                <text:h text:style-name="_5f_Titre_5f_Exercices_5f_sans_5f_Titre" text:outline-level="1"><text:span text:style-name="_5f_Caractères">Pour faire une boisson à la fraise, Maxime mélange 4 volumes de sirop pour 7 volumes d'eau. Sofia mélange 5 volumes du même sirop pour <text:line-break/>9 volumes d’eau. </text:span></text:h>
              </text:list-item>
            </text:list>
            <text:h text:style-name="_5f_Paragraphe" text:outline-level="1"><text:span text:style-name="_5f_Caractères">Qui obtient la boisson la plus sucrée ? Justifie.</text:span></text:h>
            <text:h text:style-name="_5f_Paragraphe" text:outline-level="1"><text:span text:style-name="_5f_Caractères_5f_correction">Maxime mélange 4 volumes de sirop pour <text:line-break/>7 volumes d'eau, soit <text:s/></text:span><text:span text:style-name="_5f_Caractères_5f_correction"><text:span text:style-name="T201">36 volumes de sirop pour 63 volumes d’eau</text:span></text:span><text:span text:style-name="_5f_Caractères_5f_correction">. (On multiplie les proportions par 9).</text:span></text:h>
            <text:h text:style-name="_5f_Paragraphe" text:outline-level="1"><text:span text:style-name="_5f_Caractères_5f_correction">Sofia mélange 5 volumes du sirop pour 9 volumes d’eau, c’est-à-dire </text:span><text:span text:style-name="_5f_Caractères_5f_correction"><text:span text:style-name="T201">35 volumes de sirop pour <text:line-break/>63 volumes d’eau</text:span></text:span><text:span text:style-name="_5f_Caractères_5f_correction">. (On multiplie les proportions par 7).</text:span></text:h>
            <text:h text:style-name="_5f_Paragraphe" text:outline-level="1"><text:span text:style-name="_5f_Caractères_5f_correction">C'est donc Maxime qui a la boisson la plus sucrée.</text:span></text:h>
            <text:list xml:id="list111537681202181" text:continue-numbering="true" text:style-name="_5f_Numérotation_20_des_20_exercices">
              <text:list-item>
                <text:h text:style-name="_5f_Titre_5f_Exercices_5f_sans_5f_Titre" text:outline-level="1"><text:span text:style-name="_5f_Caractères">Est-il plus intéressant d'acheter un lecteur DVD à 40 € avec une remise de 5 % ou ce même lecteur DVD à 48 € avec une remise de 20 % ? Justifie.</text:span></text:h>
              </text:list-item>
            </text:list>
            <text:h text:style-name="_5f_Paragraphe" text:outline-level="1"><text:span text:style-name="_5f_Caractères_5f_correction"><text:span text:style-name="T208">40 – </text:span></text:span><text:span text:style-name="_5f_Caractères_5f_correction"><text:span text:style-name="T212">[(</text:span></text:span><text:span text:style-name="_5f_Caractères_5f_correction"><text:span text:style-name="T208">40 </text:span></text:span><text:span text:style-name="_5f_Caractères_5f_correction"><text:span text:style-name="T151">×</text:span></text:span><text:span text:style-name="_5f_Caractères_5f_correction"><text:span text:style-name="T208"> 5</text:span></text:span><text:span text:style-name="_5f_Caractères_5f_correction"><text:span text:style-name="T212">)</text:span></text:span><text:span text:style-name="_5f_Caractères_5f_correction"><text:span text:style-name="T208"> </text:span></text:span><text:span text:style-name="_5f_Caractères_5f_correction"><text:span text:style-name="T185">÷</text:span></text:span><text:span text:style-name="_5f_Caractères_5f_correction"><text:span text:style-name="T208"> 100</text:span></text:span><text:span text:style-name="_5f_Caractères_5f_correction"><text:span text:style-name="T212">]</text:span></text:span><text:span text:style-name="_5f_Caractères_5f_correction"><text:span text:style-name="T208"> = 38 </text:span></text:span><text:span text:style-name="_5f_Caractères_5f_correction"><text:span text:style-name="T209">et <text:line-break/></text:span></text:span><text:span text:style-name="_5f_Caractères_5f_correction"><text:span text:style-name="T208">48 – </text:span></text:span><text:span text:style-name="_5f_Caractères_5f_correction"><text:span text:style-name="T212">[(</text:span></text:span><text:span text:style-name="_5f_Caractères_5f_correction"><text:span text:style-name="T208">48 </text:span></text:span><text:span text:style-name="_5f_Caractères_5f_correction"><text:span text:style-name="T151">×</text:span></text:span><text:span text:style-name="_5f_Caractères_5f_correction"><text:span text:style-name="T208"> 20</text:span></text:span><text:span text:style-name="_5f_Caractères_5f_correction"><text:span text:style-name="T212">)</text:span></text:span><text:span text:style-name="_5f_Caractères_5f_correction"><text:span text:style-name="T208"> </text:span></text:span><text:span text:style-name="_5f_Caractères_5f_correction"><text:span text:style-name="T185">÷</text:span></text:span><text:span text:style-name="_5f_Caractères_5f_correction"><text:span text:style-name="T208"> 100</text:span></text:span><text:span text:style-name="_5f_Caractères_5f_correction"><text:span text:style-name="T212">]</text:span></text:span><text:span text:style-name="_5f_Caractères_5f_correction"><text:span text:style-name="T208"> = 38,4</text:span></text:span></text:h>
            <text:h text:style-name="_5f_Paragraphe" text:outline-level="1"><text:span text:style-name="_5f_Caractères_5f_correction">38&lt;38,4 : </text:span><text:span text:style-name="_5f_Caractères_5f_correction"><text:span text:style-name="T208">i</text:span></text:span><text:span text:style-name="_5f_Caractères_5f_correction">l est plus intéressant d’acheter un lecteur DVD à 40 euros avec une remise de 5%. Il coûtera alors 38 euros. </text:span></text:h>
            <text:list xml:id="list111538474056918" text:continue-numbering="true" text:style-name="_5f_Numérotation_20_des_20_exercices">
              <text:list-item>
                <text:h text:style-name="_5f_Titre_5f_Exercices_5f_sans_5f_Titre" text:outline-level="1"><text:span text:style-name="_5f_Caractères">Un menuisier dispose de baguettes de bois de 3 m de long. Il souhaite découper des morceaux de 40 cm de long pour fabriquer des cadres.</text:span></text:h>
              </text:list-item>
            </text:list>
            <text:h text:style-name="_5f_Paragraphe" text:outline-level="1"><text:span text:style-name="_5f_Caractères">Combien de morceaux peut-il obtenir dans une ba­guette ?</text:span></text:h>
            <text:h text:style-name="_5f_Paragraphe" text:outline-level="1"><text:span text:style-name="_5f_Caractères_5f_correction">3 m = 300 cm.<text:line-break/></text:span><text:span text:style-name="_5f_Caractères_5f_correction"><text:span text:style-name="T208">300 = 40 </text:span></text:span><text:span text:style-name="_5f_Caractères_5f_correction"><text:span text:style-name="T151">×</text:span></text:span><text:span text:style-name="_5f_Caractères_5f_correction"><text:span text:style-name="T208"> 7 + 20 : o</text:span></text:span><text:span text:style-name="_5f_Caractères_5f_correction">n peut donc obtenir <text:line-break/>7 morceaux de 40 cm dans une baguette.</text:span></text:h>
            <text:list xml:id="list111537829968658" text:continue-numbering="true" text:style-name="_5f_Numérotation_20_des_20_exercices">
              <text:list-item>
                <text:h text:style-name="_5f_Titre_5f_Exercices_5f_avec_5f_Titre" text:outline-level="1"><text:soft-page-break/><text:span text:style-name="_5f_Caractères">Une salle de classe</text:span></text:h>
              </text:list-item>
            </text:list>
            <text:list xml:id="list111538430761605" text:continue-list="list111538876248716" text:style-name="_5f_Numérotation_20_des_20_exercices">
              <text:list-item>
                <text:list>
                  <text:list-item text:start-value="1">
                    <text:p text:style-name="P119"><text:span text:style-name="_5f_Caractères">Une salle de classe est un rectangle de 8 m par 5 m. Quelle est son aire ? <text:s/>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208">8 </text:span></text:span><text:span text:style-name="_5f_Caractères_5f_correction"><text:span text:style-name="T151">×</text:span></text:span><text:span text:style-name="_5f_Caractères_5f_correction"><text:span text:style-name="T208"> 5 = 40 : l</text:span></text:span><text:span text:style-name="_5f_Caractères_5f_correction">’aire de cette salle est 40 m². </text:span></text:h>
            <text:list xml:id="list111537478055186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La classe est composée de 25 élèves. <text:s/>De quelle aire dispose chaque élève ?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208">40 </text:span></text:span><text:span text:style-name="_5f_Caractères_5f_correction"><text:span text:style-name="T185">÷</text:span></text:span><text:span text:style-name="_5f_Caractères_5f_correction"><text:span text:style-name="T208"> 25 = 1,6 : c</text:span></text:span><text:span text:style-name="_5f_Caractères_5f_correction">haque élève dispose de 1,6 m².</text:span></text:h>
            <text:list xml:id="list111539323417225" text:continue-list="list111537829968658" text:style-name="_5f_Numérotation_20_des_20_exercices">
              <text:list-item>
                <text:h text:style-name="_5f_Titre_5f_Exercices_5f_sans_5f_Titre" text:outline-level="1"><text:span text:style-name="_5f_Caractères">Une feuille format A4 est un rectangle de <text:line-break/>21 cm par 29,7 cm. <text:s/></text:span></text:h>
              </text:list-item>
            </text:list>
            <text:list xml:id="list111538141421043" text:continue-list="list111537478055186" text:style-name="_5f_Numérotation_20_des_20_exercices">
              <text:list-item>
                <text:list>
                  <text:list-item text:start-value="1">
                    <text:p text:style-name="P119"><text:span text:style-name="_5f_Caractères">Quelle est l’aire de cette feuille ?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208">21 </text:span></text:span><text:span text:style-name="_5f_Caractères_5f_correction"><text:span text:style-name="T151">×</text:span></text:span><text:span text:style-name="_5f_Caractères_5f_correction"><text:span text:style-name="T208"> 29,7 = 623,7 : </text:span></text:span><text:span text:style-name="_5f_Caractères_5f_correction"><text:span text:style-name="T209">c</text:span></text:span><text:span text:style-name="_5f_Caractères_5f_correction">ette feuille a une aire de 623,7 cm². </text:span></text:h>
            <text:list xml:id="list111539209462045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Le grammage de cette feuille étant de 150 g/m² (150 g pour 1 m²). Calcule la masse d’une feuille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1 m² = 10 000 cm² : </text:span><text:span text:style-name="_5f_Caractères_5f_correction"><text:span text:style-name="T209">l</text:span></text:span><text:span text:style-name="_5f_Caractères_5f_correction">e grammage de cette feuille est donc 150 g pour 10 000 cm² ou encore <text:line-break/>0,015 g pour 1 cm².</text:span></text:h>
            <text:h text:style-name="_5f_Paragraphe" text:outline-level="1"><text:span text:style-name="_5f_Caractères_5f_correction"><text:span text:style-name="T208">0,015 </text:span></text:span><text:span text:style-name="_5f_Caractères_5f_correction"><text:span text:style-name="T151">×</text:span></text:span><text:span text:style-name="_5f_Caractères_5f_correction"><text:span text:style-name="T208"> 623,7 = 9,355 5 : l</text:span></text:span><text:span text:style-name="_5f_Caractères_5f_correction">a feuille a une masse de 9,355 5 grammes.</text:span></text:h>
            <text:list xml:id="list111537463257436" text:continue-list="list111539323417225" text:style-name="_5f_Numérotation_20_des_20_exercices">
              <text:list-item>
                <text:h text:style-name="_5f_Titre_5f_Exercices_5f_sans_5f_Titre" text:outline-level="1"><text:span text:style-name="_5f_Caractères">Un parquet flottant est composé de lattes rectangulaires de 1,40 m par 25 cm. </text:span></text:h>
              </text:list-item>
            </text:list>
            <text:list xml:id="list111538474256481" text:continue-list="list111539209462045" text:style-name="_5f_Numérotation_20_des_20_exercices">
              <text:list-item>
                <text:list>
                  <text:list-item text:start-value="1">
                    <text:p text:style-name="P119"><text:span text:style-name="_5f_Caractères">Quelle est l’aire d’une latte ?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25 cm = 0,25 m </text:span><text:span text:style-name="_5f_Caractères_5f_correction"><text:span text:style-name="T209">et 1,40 </text:span></text:span><text:span text:style-name="_5f_Caractères_5f_correction"><text:span text:style-name="T151">×</text:span></text:span><text:span text:style-name="_5f_Caractères_5f_correction"><text:span text:style-name="T209"> 0,25 = 0,35</text:span></text:span></text:h>
            <text:h text:style-name="_5f_Paragraphe" text:outline-level="1"><text:span text:style-name="_5f_Caractères_5f_correction">L’aire d’une latte est 0,35 m²</text:span><text:span text:style-name="_5f_Caractères">. </text:span></text:h>
            <text:list xml:id="list111537497893498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Si la pièce à recouvrir est un rectangle de <text:line-break/>70 m², combien de lattes seront nécessaires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<text:span text:style-name="T209">70 </text:span></text:span><text:span text:style-name="_5f_Caractères_5f_correction"><text:span text:style-name="T185">÷</text:span></text:span><text:span text:style-name="_5f_Caractères_5f_correction"><text:span text:style-name="T209"> 0,35 = 200 : i</text:span></text:span><text:span text:style-name="_5f_Caractères_5f_correction">l sera nécessaire d’utiliser 200 lattes pour recouvrir un rectangle de 70 m². </text:span></text:h>
            <text:list xml:id="list111538022103804" text:continue-list="list111537463257436" text:style-name="_5f_Numérotation_20_des_20_exercices">
              <text:list-item>
                <text:h text:style-name="_5f_Titre_5f_Exercices_5f_sans_5f_Titre" text:outline-level="1"><text:span text:style-name="_5f_Caractères">Amandine a payé 14,40 € pour 3 kg de pommes. <text:s/>Quel est le prix au kg ?</text:span></text:h>
              </text:list-item>
            </text:list>
            <text:list xml:id="list111538658548218" text:continue-list="list111537497893498" text:style-name="_5f_Numérotation_20_des_20_exercices">
              <text:list-header>
                <text:h text:style-name="P125" text:outline-level="1"><text:span text:style-name="_5f_Caractères_5f_correction"><text:span text:style-name="T209">14,4 </text:span></text:span><text:span text:style-name="_5f_Caractères_5f_correction"><text:span text:style-name="T185">÷</text:span></text:span><text:span text:style-name="_5f_Caractères_5f_correction"><text:span text:style-name="T209"> 3 = 4,80 : l</text:span></text:span><text:span text:style-name="_5f_Caractères_5f_correction">e prix est 4,8</text:span><text:span text:style-name="_5f_Caractères_5f_correction"><text:span text:style-name="T213">0</text:span></text:span><text:span text:style-name="_5f_Caractères_5f_correction"> euros le kg</text:span><text:span text:style-name="_5f_Caractères">.</text:span></text:h>
              </text:list-header>
            </text:list>
            <text:list xml:id="list111537604966391" text:continue-list="list111538022103804" text:style-name="_5f_Numérotation_20_des_20_exercices">
              <text:list-item>
                <text:h text:style-name="_5f_Titre_5f_Exercices_5f_sans_5f_Titre" text:outline-level="1"><text:span text:style-name="_5f_Caractères"><text:s/></text:span><text:span text:style-name="_5f_Caractères"><text:span text:style-name="T202">Un bassin de 10 000 L est rempli d’eau. Deux</text:span></text:span><text:span text:style-name="_5f_Caractères"> mois plus tard, du fait de l’évaporation, il ne reste, à l’intérieur, plus que 370 L d’eau. <text:s/>Quel volume d’eau s’est évaporé ?</text:span></text:h>
              </text:list-item>
            </text:list>
            <text:h text:style-name="_5f_Paragraphe" text:outline-level="1"><text:span text:style-name="_5f_Caractères_5f_correction"><text:span text:style-name="T209">10 000 – 370 = 9 630 : l</text:span></text:span><text:span text:style-name="_5f_Caractères_5f_correction">e volume d’eau évaporé est 9 630 litres. </text:span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list xml:id="list111539037171989" text:continue-numbering="true" text:style-name="_5f_Numérotation_20_des_20_exercices">
              <text:list-item>
                <text:h text:style-name="_5f_Titre_5f_Exercices_5f_sans_5f_Titre" text:outline-level="1"><text:span text:style-name="_5f_Caractères">Laurie souhaite acheter 2,5 kg de poires qui coûtent 2,99 euros le kg. Elle dispose d’un billet de 10 euros.</text:span></text:h>
              </text:list-item>
            </text:list>
            <text:h text:style-name="_5f_Paragraphe" text:outline-level="1"><text:span text:style-name="_5f_Caractères">A-t-elle assez d’argent pour payer ? Justifie.</text:span></text:h>
            <text:h text:style-name="P105" text:outline-level="1"><text:span text:style-name="_5f_Caractères_5f_correction"><text:span text:style-name="T209">2,5 </text:span></text:span><text:span text:style-name="_5f_Caractères_5f_correction"><text:span text:style-name="T151">×</text:span></text:span><text:span text:style-name="_5f_Caractères_5f_correction"><text:span text:style-name="T209"> 2,99 = 7,475 </text:span></text:span><text:span text:style-name="_5f_Caractères_5f_correction"><text:span text:style-name="T212">et </text:span></text:span><text:span text:style-name="_5f_Caractères_5f_correction"><text:span text:style-name="T209">7,475 &lt; 10 : </text:span></text:span><text:span text:style-name="_5f_Caractères_5f_correction">Laurie va devoir payer 7,475 euros, elle a assez d’argent. </text:span></text:h>
            <text:list xml:id="list111538738366792" text:continue-numbering="true" text:style-name="_5f_Numérotation_20_des_20_exercices">
              <text:list-item>
                <text:h text:style-name="_5f_Titre_5f_Exercices_5f_sans_5f_Titre" text:outline-level="1"><text:span text:style-name="_5f_Caractères">Un parallélépipède rectangle a pour volume 79,56 m</text:span><text:span text:style-name="_5f_Caractères"><text:span text:style-name="T187">3</text:span></text:span><text:span text:style-name="_5f_Caractères"> . Les dimensions de sa base sont de 3 m et 6,8 m. Quelle est sa hauteur ?</text:span></text:h>
              </text:list-item>
            </text:list>
            <text:h text:style-name="_5f_Paragraphe" text:outline-level="1"><text:span text:style-name="_5f_Caractères_5f_correction"><text:span text:style-name="T209">3 </text:span></text:span><text:span text:style-name="_5f_Caractères_5f_correction"><text:span text:style-name="T151">×</text:span></text:span><text:span text:style-name="_5f_Caractères_5f_correction"><text:span text:style-name="T209"> 6,8 = 20,4 : o</text:span></text:span><text:span text:style-name="_5f_Caractères_5f_correction">n sait que le volume du parallélépipède est 79,56 m</text:span><text:span text:style-name="_5f_Caractères_5f_correction"><text:span text:style-name="T187">3</text:span></text:span><text:span text:style-name="_5f_Caractères_5f_correction">.</text:span></text:h>
            <text:h text:style-name="_5f_Paragraphe" text:outline-level="1"><text:span text:style-name="_5f_Caractères_5f_correction"><text:span text:style-name="T209">79,56 </text:span></text:span><text:span text:style-name="_5f_Caractères_5f_correction"><text:span text:style-name="T185">÷</text:span></text:span><text:span text:style-name="_5f_Caractères_5f_correction"><text:span text:style-name="T209"> 20,4 = 3,9 : l</text:span></text:span><text:span text:style-name="_5f_Caractères_5f_correction">a hauteur du parallélépipède est 3,9 m. </text:span></text:h>
            <text:list xml:id="list111538155040747" text:continue-numbering="true" text:style-name="_5f_Numérotation_20_des_20_exercices">
              <text:list-item>
                <text:h text:style-name="_5f_Titre_5f_Exercices_5f_sans_5f_Titre" text:outline-level="1"><text:span text:style-name="_5f_Caractères">Un aquarium a la forme d’un pavé droit dont la base est un rectangle de 35 cm de long et 18 cm de large. Sa hauteur est de 22 cm.</text:span></text:h>
              </text:list-item>
            </text:list>
            <text:h text:style-name="_5f_Paragraphe" text:outline-level="1"><text:span text:style-name="_5f_Caractères">On y verse de l’eau jusqu’aux deux tiers de sa hau­teur.</text:span></text:h>
            <text:h text:style-name="_5f_Paragraphe" text:outline-level="1"><text:span text:style-name="_5f_Caractères">Quel est le volume d’eau versé (en litres) ?</text:span></text:h>
            <text:h text:style-name="_5f_Paragraphe" text:outline-level="1"><text:span text:style-name="_5f_Caractères_5f_correction"><text:span text:style-name="T210"><draw:frame draw:style-name="fr6" draw:name="Object1" text:anchor-type="as-char" svg:y="-0.579cm" svg:width="2.951cm" svg:height="0.96cm" draw:z-index="35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Caractères_5f_correction"><text:span text:style-name="T213">= 9 </text:span></text:span><text:span text:style-name="_5f_Caractères_5f_correction"><text:span text:style-name="T194">2</text:span></text:span><text:span text:style-name="_5f_Caractères_5f_correction"><text:span text:style-name="T213">40 </text:span></text:span><text:span text:style-name="_5f_Caractères_5f_correction">et </text:span><text:span text:style-name="_5f_Caractères_5f_correction"><text:span text:style-name="T210">9 240 cm</text:span></text:span><text:span text:style-name="_5f_Caractères_5f_correction"><text:span text:style-name="T188">3</text:span></text:span><text:span text:style-name="_5f_Caractères_5f_correction"><text:span text:style-name="T210"> = 9,24 L : l</text:span></text:span><text:span text:style-name="_5f_Caractères_5f_correction">e volume d’eau versé est 9,24 litres.</text:span></text:h>
            <text:list xml:id="list111539258502946" text:continue-numbering="true" text:style-name="_5f_Numérotation_20_des_20_exercices">
              <text:list-item>
                <text:h text:style-name="_5f_Titre_5f_Exercices_5f_sans_5f_Titre" text:outline-level="1"><text:span text:style-name="_5f_Caractères">Une course de voiture de 240 km se déroule sur un circuit de 5 km. Un concurrent a fait 41,5 tours. </text:span></text:h>
              </text:list-item>
            </text:list>
            <text:h text:style-name="_5f_Paragraphe" text:outline-level="1"><text:span text:style-name="_5f_Caractères">Combien de kilomètres lui reste-t-il à accomplir ?</text:span></text:h>
            <text:h text:style-name="_5f_Paragraphe" text:outline-level="1"><text:span text:style-name="_5f_Caractères_5f_correction"><text:span text:style-name="T210">41,5 </text:span></text:span><text:span text:style-name="_5f_Caractères_5f_correction"><text:span text:style-name="T151">×</text:span></text:span><text:span text:style-name="_5f_Caractères_5f_correction"><text:span text:style-name="T210"> 5 = 207,5 : i</text:span></text:span><text:span text:style-name="_5f_Caractères_5f_correction">l a parcouru 207,5 km </text:span><text:span text:style-name="_5f_Caractères_5f_correction"><text:span text:style-name="T210">et <text:line-break/>240 – 207,5 = 32,5 : i</text:span></text:span><text:span text:style-name="_5f_Caractères_5f_correction">l lui reste 32,5 km à parcourir. </text:span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h text:style-name="_5f_Paragraphe" text:outline-level="1"><text:span text:style-name="_5f_Caractères_5f_correction"/></text:h>
            <text:list xml:id="list111538219198284" text:continue-numbering="true" text:style-name="_5f_Numérotation_20_des_20_exercices">
              <text:list-item>
                <text:h text:style-name="_5f_Titre_5f_Exercices_5f_avec_5f_Titre" text:outline-level="1"><text:soft-page-break/><text:span text:style-name="_5f_Caractères">Nombre inconnu</text:span></text:h>
              </text:list-item>
            </text:list>
            <text:list xml:id="list111539421332190" text:continue-list="list111538658548218" text:style-name="_5f_Numérotation_20_des_20_exercices">
              <text:list-item>
                <text:list>
                  <text:list-item text:start-value="1">
                    <text:p text:style-name="P119"><text:span text:style-name="_5f_Caractères">Je suis un nombre entier compris entre 20 et 75. La somme de mes chiffres est divisible par 7. Qui suis-je ?</text:span><text:span text:style-name="_5f_Caractères_5f_correction"><text:span text:style-name="T211">(Donne toutes les possibilités)</text:span></text:span></text:p>
                  </text:list-item>
                </text:list>
              </text:list-item>
            </text:list>
            <text:h text:style-name="_5f_Paragraphe" text:outline-level="1"><text:span text:style-name="_5f_Caractères_5f_correction">La somme des deux chiffres est inférieure à 18 et est divisible par 7 donc la somme des chiffres du nombre inconnu est 7 ou 14.</text:span></text:h>
            <text:h text:style-name="_5f_Paragraphe" text:outline-level="1"><text:span text:style-name="_5f_Caractères_5f_correction">Les possibilités sont : 25, 34, 43, 52, 61, 70, 59, 68</text:span><text:span text:style-name="_5f_Caractères">.</text:span></text:h>
            <text:list xml:id="list111538031507528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Je suis un nombre entier compris entre 10 et 60. Le produit de mes chiffres est un multiple de 9.</text:span></text:p>
                  </text:list-item>
                </text:list>
                <text:h text:style-name="P117" text:outline-level="1"><text:span text:style-name="_5f_Caractères">Qui suis-je ? (Donne toutes les possibilités).</text:span></text:h>
                <text:h text:style-name="P117" text:outline-level="1"><text:span text:style-name="_5f_Caractères_5f_correction">Les multiples de 9 obtenus avec le produit de deux chiffres sont : 0 ; 9 ; 18 ; 27 ; 36 ; 45; 54 ; 63 ; 72 <text:s/>81. Les nombres cherchés entre 10 et 60 sont donc : </text:span></text:h>
                <text:h text:style-name="P117" text:outline-level="1"><text:span text:style-name="_5f_Caractères_5f_correction">(10*) ou 20 ou 30 ou 40 ou 50 (60*) ; 19 ou 33 ; 29  ou 36; 39 ; 49 ; 59 .</text:span></text:h>
                <text:h text:style-name="P117" text:outline-level="1"><text:span text:style-name="_5f_Caractères_5f_correction">* 10 ou 60 si on compte les extrémités de l’intervalle.</text:span></text:h>
                <text:h text:style-name="P117" text:outline-level="1"><text:span text:style-name="_5f_Caractères_5f_correction"/></text:h>
              </text:list-item>
            </text:list>
            <text:list xml:id="list111538960097408" text:continue-list="list111538219198284" text:style-name="_5f_Numérotation_20_des_20_exercices">
              <text:list-item>
                <text:p text:style-name="P109"><text:span text:style-name="_5f_pointillés_20_gris"><text:span text:style-name="T200">U</text:span></text:span><text:span text:style-name="livret"><text:span text:style-name="T216">n fermier </text:span></text:span><text:span text:style-name="livret"><text:span text:style-name="T214">élève 30 vaches qui lui donnent</text:span></text:span></text:p>
                <text:p text:style-name="P108"><text:span text:style-name="livret"><text:span text:style-name="T214">chacune en moyenne 18 litres de lait par jour. Un</text:span></text:span></text:p>
                <text:p text:style-name="P108"><text:span text:style-name="livret"><text:span text:style-name="T214">litre de lait fournissant 40 g de beurre, combien de</text:span></text:span></text:p>
                <text:p text:style-name="P111"><text:span text:style-name="livret"><text:span text:style-name="T214">beurre obtiendra-t-il en un mois de 30 jours ?</text:span></text:span></text:p>
              </text:list-item>
            </text:list>
            <text:p text:style-name="P110"><text:span text:style-name="livret"><text:span text:style-name="T214"/></text:span></text:p>
            <text:h text:style-name="_5f_Paragraphe_5f_Correction" text:outline-level="1"><text:span text:style-name="livret">Quantité de lait produite par jour :</text:span></text:h>
            <text:h text:style-name="_5f_Paragraphe_5f_Correction" text:outline-level="1"><text:span text:style-name="livret"><text:span text:style-name="T215">30</text:span></text:span><text:span text:style-name="_5f_Caractères_5f_correction"><text:span text:style-name="T210"> </text:span></text:span><text:span text:style-name="_5f_Caractères_5f_correction"><text:span text:style-name="T151">×</text:span></text:span><text:span text:style-name="_5f_Caractères_5f_correction"><text:span text:style-name="T210"> </text:span></text:span><text:span text:style-name="_5f_Caractères_5f_correction"><text:span text:style-name="T217">18 = 540 L</text:span></text:span></text:h>
            <text:h text:style-name="_5f_Paragraphe_5f_Correction" text:outline-level="1"><text:span text:style-name="_5f_Caractères_5f_correction">Quantité de beurre produite par jour :</text:span></text:h>
            <text:h text:style-name="_5f_Paragraphe_5f_Correction" text:outline-level="1"><text:span text:style-name="_5f_Caractères_5f_correction"><text:span text:style-name="T217">540</text:span></text:span><text:span text:style-name="_5f_Caractères_5f_correction"><text:span text:style-name="T210"> </text:span></text:span><text:span text:style-name="_5f_Caractères_5f_correction"><text:span text:style-name="T151">×</text:span></text:span><text:span text:style-name="_5f_Caractères_5f_correction"><text:span text:style-name="T210"> </text:span></text:span><text:span text:style-name="_5f_Caractères_5f_correction"><text:span text:style-name="T217">40 = 21 600 g = 21,6 kg</text:span></text:span></text:h>
            <text:h text:style-name="_5f_Paragraphe_5f_Correction" text:outline-level="1"><text:span text:style-name="_5f_Caractères_5f_correction"><text:span text:style-name="T217">Quantité de beurre produite </text:span></text:span><text:span text:style-name="_5f_Caractères_5f_correction"><text:span text:style-name="T195">en 30 </text:span></text:span><text:span text:style-name="_5f_Caractères_5f_correction"><text:span text:style-name="T217">jours :</text:span></text:span></text:h>
            <text:h text:style-name="_5f_Paragraphe_5f_Correction" text:outline-level="1"><text:span text:style-name="_5f_Caractères_5f_correction"><text:span text:style-name="T195">21,6</text:span></text:span><text:span text:style-name="_5f_Caractères_5f_correction"><text:span text:style-name="T210"> </text:span></text:span><text:span text:style-name="_5f_Caractères_5f_correction"><text:span text:style-name="T151">×</text:span></text:span><text:span text:style-name="_5f_Caractères_5f_correction"><text:span text:style-name="T210"> </text:span></text:span><text:span text:style-name="_5f_Caractères_5f_correction"><text:span text:style-name="T195">3</text:span></text:span><text:span text:style-name="_5f_Caractères_5f_correction"><text:span text:style-name="T217">0 = </text:span></text:span><text:span text:style-name="_5f_Caractères_5f_correction"><text:span text:style-name="T195">648</text:span></text:span><text:span text:style-name="_5f_Caractères_5f_correction"><text:span text:style-name="T217"> kg</text:span></text:span></text:h>
            <text:p text:style-name="P110"><text:span text:style-name="_5f_Caractères_5f_correction"/></text:p>
            <text:p text:style-name="P110"><text:span text:style-name="_5f_Caractères_5f_correction"/></text:p>
            <text:h text:style-name="_5f_Paragraphe" text:outline-level="1"><text:span text:style-name="livret"><text:span text:style-name="T214"/></text:span></text:h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VeraSans-Roman" svg:font-family="BitstreamVeraSans-Roman" style:font-adornments="Oblique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 text:consecutive-numbering="true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4" draw:name="Shape3_12" draw:style-name="Mgr5" draw:text-style-name="MP1" svg:x1="10.308cm" svg:y1="0.388cm" svg:x2="20.496cm" svg:y2="0.36cm"><text:p/></draw:line><draw:path text:anchor-type="paragraph" draw:z-index="26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7" draw:name="Shape3_27" draw:style-name="Mgr5" draw:text-style-name="MP1" svg:x1="10.308cm" svg:y1="0.388cm" svg:x2="20.496cm" svg:y2="0.36cm"><text:p/></draw:line><draw:path text:anchor-type="paragraph" draw:z-index="26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0" draw:name="Shape4_97" draw:style-name="Mgr2"><draw:path draw:style-name="Mgr3" draw:text-style-name="MP7" svg:width="0.855cm" svg:height="1.172cm" svg:x="-0.21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6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1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7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0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1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5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87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6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2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3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0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81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79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76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7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8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73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4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70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67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8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9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64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63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60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1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8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9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55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53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4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50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9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7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8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5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46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2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1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39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0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7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8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35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36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3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4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1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2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9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30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7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8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5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6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3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4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1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2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9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0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17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8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5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6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3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4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2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5" draw:name="Shape7_8" draw:style-name="Mgr9" draw:text-style-name="MP1" svg:x1="9.042cm" svg:y1="0.36cm" svg:x2="20.461cm" svg:y2="0.36cm"><text:p/></draw:line><draw:path text:anchor-type="paragraph" draw:z-index="106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7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09" draw:name="Shape7_9" draw:style-name="Mgr9" draw:text-style-name="MP1" svg:x1="9.042cm" svg:y1="0.36cm" svg:x2="20.461cm" svg:y2="0.36cm"><text:p/></draw:line><draw:path text:anchor-type="paragraph" draw:z-index="110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1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8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4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0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7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8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3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6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7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8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90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1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92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9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411633217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4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1537357867241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5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2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3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0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1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9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2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0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1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8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9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4" draw:name="Shape9" draw:style-name="Mgr1" draw:text-style-name="MP1" svg:x1="11.559cm" svg:y1="0.36cm" svg:x2="20.5cm" svg:y2="0.36cm"><text:p/></draw:line><draw:frame text:anchor-type="paragraph" draw:z-index="65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66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7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8" draw:name="Shape3_0" draw:style-name="Mgr14" draw:text-style-name="MP1" svg:x1="10.926cm" svg:y1="0.434cm" svg:x2="20.536cm" svg:y2="0.434cm"><text:p/></draw:line><draw:path text:anchor-type="char" draw:z-index="10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6" draw:name="Shape3_38" draw:style-name="Mgr14" draw:text-style-name="MP1" svg:x1="10.894cm" svg:y1="0.402cm" svg:x2="20.504cm" svg:y2="0.402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12"><draw:text-box fo:min-height="0.499cm" fo:min-width="7.096cm"><draw:frame draw:style-name="Mfr2" draw:name="Frame21" text:anchor-type="frame" svg:x="0.45cm" svg:y="0.079cm" svg:width="0.817cm" draw:z-index="14"><draw:text-box fo:min-height="0.355cm"><text:p text:style-name="MP3"><text:page-number text:select-page="current">3</text:page-number></text:p></draw:text-box></draw:frame><text:p text:style-name="MP42"><text:span text:style-name="MT58">R</text:span>ésoudre des problèmes</text:p></draw:text-box></draw:frame><draw:g text:anchor-type="paragraph" draw:z-index="356" draw:name="Shape4_15" draw:style-name="Mgr2"><draw:path draw:style-name="Mgr16" draw:text-style-name="MP116" svg:width="0.855cm" svg:height="1.172cm" svg:x="18.407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4" draw:name="Frame317" text:anchor-type="paragraph" svg:y="-0.06cm" draw:z-index="351"><draw:text-box fo:min-height="0.499cm" fo:min-width="7.096cm"><draw:frame draw:style-name="Mfr2" draw:name="Frame318" text:anchor-type="frame" svg:x="0.45cm" svg:y="0.079cm" svg:width="0.817cm" draw:z-index="353"><draw:text-box fo:min-height="0.355cm"><text:p text:style-name="MP3"><text:page-number text:select-page="current">4</text:page-number></text:p></draw:text-box></draw:frame><text:p text:style-name="MP43">Résoudre des problèmes</text:p></draw:text-box></draw:frame><draw:g text:anchor-type="paragraph" draw:z-index="20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7T11:15:34.844000000</dc:date>
    <meta:editing-duration>P3DT2H32M59S</meta:editing-duration>
    <meta:editing-cycles>453</meta:editing-cycles>
    <meta:generator>LibreOffice/7.1.1.2$Windows_X86_64 LibreOffice_project/fe0b08f4af1bacafe4c7ecc87ce55bb426164676</meta:generator>
    <meta:document-statistic meta:table-count="1" meta:image-count="0" meta:object-count="1" meta:page-count="4" meta:paragraph-count="869" meta:word-count="4697" meta:character-count="27100" meta:non-whitespace-character-count="22871"/>
  </office:meta>
</office:document-meta>
</file>

<file path=Object 1/content.xml><?xml version="1.0" encoding="utf-8"?>
<math xmlns="http://www.w3.org/1998/Math/MathML" display="block">
  <semantics>
    <mstyle mathsize="10pt">
      <mrow>
        <mn>35</mn>
        <mo stretchy="false">×</mo>
        <mn>18</mn>
        <mo stretchy="false">×</mo>
        <mrow>
          <mo fence="true" form="prefix" stretchy="true">(</mo>
          <mrow>
            <mrow>
              <mfrac>
                <mn>2</mn>
                <mn>3</mn>
              </mfrac>
              <mo stretchy="false">×</mo>
              <mn>22</mn>
            </mrow>
          </mrow>
          <mo fence="true" form="postfix" stretchy="true">)</mo>
        </mrow>
      </mrow>
    </mstyle>
    <annotation encoding="StarMath 5.0">size 10{35 times 18 times left ( { {2} over {3} } times 22 right ) }</annotation>
  </semantics>
</math>
</file>